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0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nPhotons</text:p>
          </table:table-cell>
          <table:table-cell office:value-type="string" calcext:value-type="string">
            <text:p>availableMass</text:p>
          </table:table-cell>
          <table:table-cell office:value-type="string" calcext:value-type="string">
            <text:p>motherMa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 gamma u</text:p>
          </table:table-cell>
          <table:table-cell office:value-type="float" office:value="5" calcext:value-type="float">
            <text:p>5</text:p>
          </table:table-cell>
          <table:table-cell office:value-type="float" office:value="-0.330000013113022" calcext:value-type="float">
            <text:p>-0.33000001311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 gamma ubar</text:p>
          </table:table-cell>
          <table:table-cell office:value-type="float" office:value="2" calcext:value-type="float">
            <text:p>2</text:p>
          </table:table-cell>
          <table:table-cell office:value-type="float" office:value="-0.330000013113022" calcext:value-type="float">
            <text:p>-0.33000001311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 gamma d</text:p>
          </table:table-cell>
          <table:table-cell office:value-type="float" office:value="1" calcext:value-type="float">
            <text:p>1</text:p>
          </table:table-cell>
          <table:table-cell office:value-type="float" office:value="-0.330000013113022" calcext:value-type="float">
            <text:p>-0.33000001311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 u gamma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-0.0000000131130218350428" calcext:value-type="float">
            <text:p>-1.31130218350428E-00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 d gamma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-0.0000000131130218350428" calcext:value-type="float">
            <text:p>-1.31130218350428E-00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bar dbar gamma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0.0000000131130218350428" calcext:value-type="float">
            <text:p>-1.31130218350428E-00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gamma gamm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 s gam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igma0 Lambda0 gamma</text:p>
          </table:table-cell>
          <table:table-cell office:value-type="float" office:value="3901" calcext:value-type="float">
            <text:p>3901</text:p>
          </table:table-cell>
          <table:table-cell office:value-type="float" office:value="0.0769600206756591" calcext:value-type="float">
            <text:p>0.0769600206756591</text:p>
          </table:table-cell>
          <table:table-cell office:value-type="float" office:value="1.19264" calcext:value-type="float">
            <text:p>1.19264</text:p>
          </table:table-cell>
        </table:table-row>
        <table:table-row table:style-name="ro1">
          <table:table-cell office:value-type="string" calcext:value-type="string">
            <text:p>Sigmabar0 Lambdabar0 gamma</text:p>
          </table:table-cell>
          <table:table-cell office:value-type="float" office:value="1832" calcext:value-type="float">
            <text:p>1832</text:p>
          </table:table-cell>
          <table:table-cell office:value-type="float" office:value="0.0769600206756591" calcext:value-type="float">
            <text:p>0.0769600206756591</text:p>
          </table:table-cell>
          <table:table-cell office:value-type="float" office:value="1.19264" calcext:value-type="float">
            <text:p>1.19264</text:p>
          </table:table-cell>
        </table:table-row>
        <table:table-row table:style-name="ro1">
          <table:table-cell office:value-type="string" calcext:value-type="string">
            <text:p>Xi0 Sigma0 gamma</text:p>
          </table:table-cell>
          <table:table-cell office:value-type="float" office:value="2" calcext:value-type="float">
            <text:p>2</text:p>
          </table:table-cell>
          <table:table-cell office:value-type="float" office:value="0.122220053062439" calcext:value-type="float">
            <text:p>0.122220053062439</text:p>
          </table:table-cell>
          <table:table-cell office:value-type="float" office:value="1.31486" calcext:value-type="float">
            <text:p>1.31486</text:p>
          </table:table-cell>
        </table:table-row>
        <table:table-row table:style-name="ro1">
          <table:table-cell office:value-type="string" calcext:value-type="string">
            <text:p>pi0 gamma e- e+</text:p>
          </table:table-cell>
          <table:table-cell office:value-type="float" office:value="6713" calcext:value-type="float">
            <text:p>6713</text:p>
          </table:table-cell>
          <table:table-cell office:value-type="float" office:value="0.133958000017814" calcext:value-type="float">
            <text:p>0.133958000017814</text:p>
          </table:table-cell>
          <table:table-cell office:value-type="float" office:value="0.13498" calcext:value-type="float">
            <text:p>0.13498</text:p>
          </table:table-cell>
        </table:table-row>
        <table:table-row table:style-name="ro1">
          <table:table-cell office:value-type="string" calcext:value-type="string">
            <text:p>pi0 gamma gamma</text:p>
          </table:table-cell>
          <table:table-cell office:value-type="float" office:value="540645" calcext:value-type="float">
            <text:p>540645</text:p>
          </table:table-cell>
          <table:table-cell table:number-columns-repeated="2" office:value-type="float" office:value="0.13498" calcext:value-type="float">
            <text:p>0.13498</text:p>
          </table:table-cell>
        </table:table-row>
        <table:table-row table:style-name="ro1">
          <table:table-cell office:value-type="string" calcext:value-type="string">
            <text:p>D*0 D0 gamma</text:p>
          </table:table-cell>
          <table:table-cell office:value-type="float" office:value="3" calcext:value-type="float">
            <text:p>3</text:p>
          </table:table-cell>
          <table:table-cell office:value-type="float" office:value="0.142119942169189" calcext:value-type="float">
            <text:p>0.142119942169189</text:p>
          </table:table-cell>
          <table:table-cell office:value-type="float" office:value="2.00698" calcext:value-type="float">
            <text:p>2.00698</text:p>
          </table:table-cell>
        </table:table-row>
        <table:table-row table:style-name="ro1">
          <table:table-cell office:value-type="string" calcext:value-type="string">
            <text:p>D*_s- D_s- gamma</text:p>
          </table:table-cell>
          <table:table-cell office:value-type="float" office:value="1" calcext:value-type="float">
            <text:p>1</text:p>
          </table:table-cell>
          <table:table-cell office:value-type="float" office:value="0.14380999546051" calcext:value-type="float">
            <text:p>0.14380999546051</text:p>
          </table:table-cell>
          <table:table-cell office:value-type="float" office:value="2.1123" calcext:value-type="float">
            <text:p>2.1123</text:p>
          </table:table-cell>
        </table:table-row>
        <table:table-row table:style-name="ro1">
          <table:table-cell office:value-type="string" calcext:value-type="string">
            <text:p>eta' omega gamma</text:p>
          </table:table-cell>
          <table:table-cell office:value-type="float" office:value="178" calcext:value-type="float">
            <text:p>178</text:p>
          </table:table-cell>
          <table:table-cell office:value-type="float" office:value="0.175130006103516" calcext:value-type="float">
            <text:p>0.175130006103516</text:p>
          </table:table-cell>
          <table:table-cell office:value-type="float" office:value="0.95778" calcext:value-type="float">
            <text:p>0.95778</text:p>
          </table:table-cell>
        </table:table-row>
        <table:table-row table:style-name="ro1">
          <table:table-cell office:value-type="string" calcext:value-type="string">
            <text:p>Lambda0 n0 gamma</text:p>
          </table:table-cell>
          <table:table-cell office:value-type="float" office:value="28" calcext:value-type="float">
            <text:p>28</text:p>
          </table:table-cell>
          <table:table-cell office:value-type="float" office:value="0.176109990291595" calcext:value-type="float">
            <text:p>0.176109990291595</text:p>
          </table:table-cell>
          <table:table-cell office:value-type="float" office:value="1.11568" calcext:value-type="float">
            <text:p>1.11568</text:p>
          </table:table-cell>
        </table:table-row>
        <table:table-row table:style-name="ro1">
          <table:table-cell office:value-type="string" calcext:value-type="string">
            <text:p>Lambdabar0 nbar0 gamma</text:p>
          </table:table-cell>
          <table:table-cell office:value-type="float" office:value="4" calcext:value-type="float">
            <text:p>4</text:p>
          </table:table-cell>
          <table:table-cell office:value-type="float" office:value="0.176109990291595" calcext:value-type="float">
            <text:p>0.176109990291595</text:p>
          </table:table-cell>
          <table:table-cell office:value-type="float" office:value="1.11568" calcext:value-type="float">
            <text:p>1.11568</text:p>
          </table:table-cell>
        </table:table-row>
        <table:table-row table:style-name="ro1">
          <table:table-cell office:value-type="string" calcext:value-type="string">
            <text:p>eta' rho0 gamma</text:p>
          </table:table-cell>
          <table:table-cell office:value-type="float" office:value="1859" calcext:value-type="float">
            <text:p>1859</text:p>
          </table:table-cell>
          <table:table-cell office:value-type="float" office:value="0.182290014057159" calcext:value-type="float">
            <text:p>0.182290014057159</text:p>
          </table:table-cell>
          <table:table-cell office:value-type="float" office:value="0.95778" calcext:value-type="float">
            <text:p>0.95778</text:p>
          </table:table-cell>
        </table:table-row>
        <table:table-row table:style-name="ro1">
          <table:table-cell office:value-type="string" calcext:value-type="string">
            <text:p>Xibar0 Lambdabar0 gamma</text:p>
          </table:table-cell>
          <table:table-cell office:value-type="float" office:value="2" calcext:value-type="float">
            <text:p>2</text:p>
          </table:table-cell>
          <table:table-cell office:value-type="float" office:value="0.199180020675659" calcext:value-type="float">
            <text:p>0.199180020675659</text:p>
          </table:table-cell>
          <table:table-cell office:value-type="float" office:value="1.31486" calcext:value-type="float">
            <text:p>1.31486</text:p>
          </table:table-cell>
        </table:table-row>
        <table:table-row table:style-name="ro1">
          <table:table-cell office:value-type="string" calcext:value-type="string">
            <text:p>rho0 eta gamma</text:p>
          </table:table-cell>
          <table:table-cell office:value-type="float" office:value="27" calcext:value-type="float">
            <text:p>27</text:p>
          </table:table-cell>
          <table:table-cell office:value-type="float" office:value="0.227639987220764" calcext:value-type="float">
            <text:p>0.227639987220764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omega eta gamma</text:p>
          </table:table-cell>
          <table:table-cell office:value-type="float" office:value="38" calcext:value-type="float">
            <text:p>38</text:p>
          </table:table-cell>
          <table:table-cell office:value-type="float" office:value="0.234799987220764" calcext:value-type="float">
            <text:p>0.234799987220764</text:p>
          </table:table-cell>
          <table:table-cell office:value-type="float" office:value="0.78265" calcext:value-type="float">
            <text:p>0.78265</text:p>
          </table:table-cell>
        </table:table-row>
        <table:table-row table:style-name="ro1">
          <table:table-cell office:value-type="string" calcext:value-type="string">
            <text:p>Sigma+ p+ gamma</text:p>
          </table:table-cell>
          <table:table-cell office:value-type="float" office:value="5" calcext:value-type="float">
            <text:p>5</text:p>
          </table:table-cell>
          <table:table-cell office:value-type="float" office:value="0.251100027198792" calcext:value-type="float">
            <text:p>0.251100027198792</text:p>
          </table:table-cell>
          <table:table-cell office:value-type="float" office:value="1.18937" calcext:value-type="float">
            <text:p>1.18937</text:p>
          </table:table-cell>
        </table:table-row>
        <table:table-row table:style-name="ro1">
          <table:table-cell office:value-type="string" calcext:value-type="string">
            <text:p>Sigma*0 Lambda0 gamma</text:p>
          </table:table-cell>
          <table:table-cell office:value-type="float" office:value="21" calcext:value-type="float">
            <text:p>21</text:p>
          </table:table-cell>
          <table:table-cell office:value-type="float" office:value="0.268020020675659" calcext:value-type="float">
            <text:p>0.268020020675659</text:p>
          </table:table-cell>
          <table:table-cell office:value-type="float" office:value="1.3837" calcext:value-type="float">
            <text:p>1.3837</text:p>
          </table:table-cell>
        </table:table-row>
        <table:table-row table:style-name="ro1">
          <table:table-cell office:value-type="string" calcext:value-type="string">
            <text:p>Sigma*bar0 Lambdabar0 gamma</text:p>
          </table:table-cell>
          <table:table-cell office:value-type="float" office:value="6" calcext:value-type="float">
            <text:p>6</text:p>
          </table:table-cell>
          <table:table-cell office:value-type="float" office:value="0.268020020675659" calcext:value-type="float">
            <text:p>0.268020020675659</text:p>
          </table:table-cell>
          <table:table-cell office:value-type="float" office:value="1.3837" calcext:value-type="float">
            <text:p>1.3837</text:p>
          </table:table-cell>
        </table:table-row>
        <table:table-row table:style-name="ro1">
          <table:table-cell office:value-type="string" calcext:value-type="string">
            <text:p>eta pi+ pi- gamma</text:p>
          </table:table-cell>
          <table:table-cell office:value-type="float" office:value="2791" calcext:value-type="float">
            <text:p>2791</text:p>
          </table:table-cell>
          <table:table-cell office:value-type="float" office:value="0.268710004425049" calcext:value-type="float">
            <text:p>0.268710004425049</text:p>
          </table:table-cell>
          <table:table-cell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Delta0 n0 gamma</text:p>
          </table:table-cell>
          <table:table-cell office:value-type="float" office:value="101" calcext:value-type="float">
            <text:p>101</text:p>
          </table:table-cell>
          <table:table-cell office:value-type="float" office:value="0.292429990291595" calcext:value-type="float">
            <text:p>0.292429990291595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Deltabar0 nbar0 gamma</text:p>
          </table:table-cell>
          <table:table-cell office:value-type="float" office:value="12" calcext:value-type="float">
            <text:p>12</text:p>
          </table:table-cell>
          <table:table-cell office:value-type="float" office:value="0.292429990291595" calcext:value-type="float">
            <text:p>0.292429990291595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Delta+ p+ gamma</text:p>
          </table:table-cell>
          <table:table-cell office:value-type="float" office:value="140" calcext:value-type="float">
            <text:p>140</text:p>
          </table:table-cell>
          <table:table-cell office:value-type="float" office:value="0.293730027198791" calcext:value-type="float">
            <text:p>0.293730027198791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Deltabar- pbar- gamma</text:p>
          </table:table-cell>
          <table:table-cell office:value-type="float" office:value="8" calcext:value-type="float">
            <text:p>8</text:p>
          </table:table-cell>
          <table:table-cell office:value-type="float" office:value="0.293730027198791" calcext:value-type="float">
            <text:p>0.293730027198791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dbar g gam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ubar g gam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eta gamma mu- mu+</text:p>
          </table:table-cell>
          <table:table-cell office:value-type="float" office:value="18" calcext:value-type="float">
            <text:p>18</text:p>
          </table:table-cell>
          <table:table-cell office:value-type="float" office:value="0.336530002093315" calcext:value-type="float">
            <text:p>0.336530002093315</text:p>
          </table:table-cell>
          <table:table-cell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K*+ K+ gamma</text:p>
          </table:table-cell>
          <table:table-cell office:value-type="float" office:value="23" calcext:value-type="float">
            <text:p>23</text:p>
          </table:table-cell>
          <table:table-cell office:value-type="float" office:value="0.397979999694824" calcext:value-type="float">
            <text:p>0.397979999694824</text:p>
          </table:table-cell>
          <table:table-cell office:value-type="float" office:value="0.89166" calcext:value-type="float">
            <text:p>0.89166</text:p>
          </table:table-cell>
        </table:table-row>
        <table:table-row table:style-name="ro1">
          <table:table-cell office:value-type="string" calcext:value-type="string">
            <text:p>K*- K- gamma</text:p>
          </table:table-cell>
          <table:table-cell office:value-type="float" office:value="13" calcext:value-type="float">
            <text:p>13</text:p>
          </table:table-cell>
          <table:table-cell office:value-type="float" office:value="0.397979999694824" calcext:value-type="float">
            <text:p>0.397979999694824</text:p>
          </table:table-cell>
          <table:table-cell office:value-type="float" office:value="0.89166" calcext:value-type="float">
            <text:p>0.89166</text:p>
          </table:table-cell>
        </table:table-row>
        <table:table-row table:style-name="ro1">
          <table:table-cell office:value-type="string" calcext:value-type="string">
            <text:p>K*0 K0 gamma</text:p>
          </table:table-cell>
          <table:table-cell office:value-type="float" office:value="38" calcext:value-type="float">
            <text:p>38</text:p>
          </table:table-cell>
          <table:table-cell office:value-type="float" office:value="0.398329997243881" calcext:value-type="float">
            <text:p>0.398329997243881</text:p>
          </table:table-cell>
          <table:table-cell office:value-type="float" office:value="0.89594" calcext:value-type="float">
            <text:p>0.89594</text:p>
          </table:table-cell>
        </table:table-row>
        <table:table-row table:style-name="ro1">
          <table:table-cell office:value-type="string" calcext:value-type="string">
            <text:p>K*bar0 Kbar0 gamma</text:p>
          </table:table-cell>
          <table:table-cell office:value-type="float" office:value="26" calcext:value-type="float">
            <text:p>26</text:p>
          </table:table-cell>
          <table:table-cell office:value-type="float" office:value="0.398329997243881" calcext:value-type="float">
            <text:p>0.398329997243881</text:p>
          </table:table-cell>
          <table:table-cell office:value-type="float" office:value="0.89594" calcext:value-type="float">
            <text:p>0.89594</text:p>
          </table:table-cell>
        </table:table-row>
        <table:table-row table:style-name="ro1">
          <table:table-cell office:value-type="string" calcext:value-type="string">
            <text:p>eta pi0 gamma gamma</text:p>
          </table:table-cell>
          <table:table-cell office:value-type="float" office:value="12" calcext:value-type="float">
            <text:p>12</text:p>
          </table:table-cell>
          <table:table-cell office:value-type="float" office:value="0.412870006895065" calcext:value-type="float">
            <text:p>0.412870006895065</text:p>
          </table:table-cell>
          <table:table-cell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chi_2c J/psi gamma</text:p>
          </table:table-cell>
          <table:table-cell office:value-type="float" office:value="5" calcext:value-type="float">
            <text:p>5</text:p>
          </table:table-cell>
          <table:table-cell office:value-type="float" office:value="0.459279986572266" calcext:value-type="float">
            <text:p>0.459279986572266</text:p>
          </table:table-cell>
          <table:table-cell office:value-type="float" office:value="3.5562" calcext:value-type="float">
            <text:p>3.5562</text:p>
          </table:table-cell>
        </table:table-row>
        <table:table-row table:style-name="ro1">
          <table:table-cell office:value-type="string" calcext:value-type="string">
            <text:p>phi eta gamma</text:p>
          </table:table-cell>
          <table:table-cell office:value-type="float" office:value="41" calcext:value-type="float">
            <text:p>41</text:p>
          </table:table-cell>
          <table:table-cell office:value-type="float" office:value="0.471609987220764" calcext:value-type="float">
            <text:p>0.471609987220764</text:p>
          </table:table-cell>
          <table:table-cell office:value-type="float" office:value="1.01946" calcext:value-type="float">
            <text:p>1.01946</text:p>
          </table:table-cell>
        </table:table-row>
        <table:table-row table:style-name="ro1">
          <table:table-cell office:value-type="string" calcext:value-type="string">
            <text:p>rho0 pi0 pi0 gamma</text:p>
          </table:table-cell>
          <table:table-cell office:value-type="float" office:value="1" calcext:value-type="float">
            <text:p>1</text:p>
          </table:table-cell>
          <table:table-cell office:value-type="float" office:value="0.505530013790131" calcext:value-type="float">
            <text:p>0.505530013790131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omega pi0 pi0 gamma</text:p>
          </table:table-cell>
          <table:table-cell office:value-type="float" office:value="5" calcext:value-type="float">
            <text:p>5</text:p>
          </table:table-cell>
          <table:table-cell office:value-type="float" office:value="0.512690013790131" calcext:value-type="float">
            <text:p>0.512690013790131</text:p>
          </table:table-cell>
          <table:table-cell office:value-type="float" office:value="0.78265" calcext:value-type="float">
            <text:p>0.78265</text:p>
          </table:table-cell>
        </table:table-row>
        <table:table-row table:style-name="ro1">
          <table:table-cell office:value-type="string" calcext:value-type="string">
            <text:p>eta gamma e- e+</text:p>
          </table:table-cell>
          <table:table-cell office:value-type="float" office:value="431" calcext:value-type="float">
            <text:p>431</text:p>
          </table:table-cell>
          <table:table-cell office:value-type="float" office:value="0.546828000017814" calcext:value-type="float">
            <text:p>0.546828000017814</text:p>
          </table:table-cell>
          <table:table-cell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eta gamma gamma</text:p>
          </table:table-cell>
          <table:table-cell office:value-type="float" office:value="23139" calcext:value-type="float">
            <text:p>23139</text:p>
          </table:table-cell>
          <table:table-cell table:number-columns-repeated="2"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rho+ pi+ gamma</text:p>
          </table:table-cell>
          <table:table-cell office:value-type="float" office:value="47" calcext:value-type="float">
            <text:p>47</text:p>
          </table:table-cell>
          <table:table-cell office:value-type="float" office:value="0.635920002212524" calcext:value-type="float">
            <text:p>0.635920002212524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rho- pi- gamma</text:p>
          </table:table-cell>
          <table:table-cell office:value-type="float" office:value="43" calcext:value-type="float">
            <text:p>43</text:p>
          </table:table-cell>
          <table:table-cell office:value-type="float" office:value="0.635920002212524" calcext:value-type="float">
            <text:p>0.635920002212524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rho0 pi0 gamma</text:p>
          </table:table-cell>
          <table:table-cell office:value-type="float" office:value="54" calcext:value-type="float">
            <text:p>54</text:p>
          </table:table-cell>
          <table:table-cell office:value-type="float" office:value="0.640510006895065" calcext:value-type="float">
            <text:p>0.640510006895065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omega pi0 gamma</text:p>
          </table:table-cell>
          <table:table-cell office:value-type="float" office:value="6934" calcext:value-type="float">
            <text:p>6934</text:p>
          </table:table-cell>
          <table:table-cell office:value-type="float" office:value="0.647670006895065" calcext:value-type="float">
            <text:p>0.647670006895065</text:p>
          </table:table-cell>
          <table:table-cell office:value-type="float" office:value="0.78265" calcext:value-type="float">
            <text:p>0.78265</text:p>
          </table:table-cell>
        </table:table-row>
        <table:table-row table:style-name="ro1">
          <table:table-cell office:value-type="string" calcext:value-type="string">
            <text:p>phi pi0 gamma</text:p>
          </table:table-cell>
          <table:table-cell office:value-type="float" office:value="2" calcext:value-type="float">
            <text:p>2</text:p>
          </table:table-cell>
          <table:table-cell office:value-type="float" office:value="0.884480006895065" calcext:value-type="float">
            <text:p>0.884480006895065</text:p>
          </table:table-cell>
          <table:table-cell office:value-type="float" office:value="1.01946" calcext:value-type="float">
            <text:p>1.01946</text:p>
          </table:table-cell>
        </table:table-row>
        <table:table-row table:style-name="ro1">
          <table:table-cell office:value-type="string" calcext:value-type="string">
            <text:p>eta' gamma gamma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.95778" calcext:value-type="float">
            <text:p>0.95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0:35:12.642140257</meta:creation-date>
    <dc:date>2014-05-15T10:38:31.941206894</dc:date>
    <meta:editing-duration>PT10S</meta:editing-duration>
    <meta:editing-cycles>2</meta:editing-cycles>
    <meta:generator>LibreOffice/4.2.3.3$Linux_X86_64 LibreOffice_project/420m0$Build-3</meta:generator>
    <meta:document-statistic meta:table-count="1" meta:cell-count="204" meta:object-count="0"/>
  </office:meta>
</office:document-meta>
</file>